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221cm"/>
    </style:style>
    <style:style style:name="co4" style:family="table-column">
      <style:table-column-properties fo:break-before="auto" style:column-width="4.302cm"/>
    </style:style>
    <style:style style:name="co5" style:family="table-column">
      <style:table-column-properties fo:break-before="auto" style:column-width="4.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d281e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office:value-type="string" calcext:value-type="string">
            <text:p>S. No.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ion Name</text:p>
          </table:table-cell>
          <table:table-cell table:style-name="ce1" office:value-type="string" calcext:value-type="string">
            <text:p>Day Time db(A)</text:p>
          </table:table-cell>
          <table:table-cell table:style-name="ce1" office:value-type="string" calcext:value-type="string">
            <text:p>Night Time db(A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1" table:number-rows-spanned="5">
            <text:p>Bengaluru</text:p>
          </table:table-cell>
          <table:table-cell office:value-type="string" calcext:value-type="string">
            <text:p>Parisara Bhawan (C)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Peeniya (I)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Nisarga Bhawan (R)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Marathahalli (C)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/>
          <table:table-cell office:value-type="string" calcext:value-type="string">
            <text:p>BTM (R)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 table:number-columns-spanned="1" table:number-rows-spanned="5">
            <text:p>Chennai</text:p>
          </table:table-cell>
          <table:table-cell office:value-type="string" calcext:value-type="string">
            <text:p>Eye Hospital (S)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/>
          <table:table-cell office:value-type="string" calcext:value-type="string">
            <text:p>T.Nagar(C)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/>
          <table:table-cell office:value-type="string" calcext:value-type="string">
            <text:p>Perambur (C)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/>
          <table:table-cell office:value-type="string" calcext:value-type="string">
            <text:p>Guindy (1)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/>
          <table:table-cell office:value-type="string" calcext:value-type="string">
            <text:p>Triplicane (R)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 table:number-columns-spanned="1" table:number-rows-spanned="5">
            <text:p>Delhi</text:p>
          </table:table-cell>
          <table:table-cell office:value-type="string" calcext:value-type="string">
            <text:p>Dilshad Garden (S)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/>
          <table:table-cell office:value-type="string" calcext:value-type="string">
            <text:p>CPCB HQ (C)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DCE (S)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ITO (C)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covered-table-cell/>
          <table:table-cell office:value-type="string" calcext:value-type="string">
            <text:p>NSIT (S)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 table:number-columns-spanned="1" table:number-rows-spanned="5">
            <text:p>Hyderabad</text:p>
          </table:table-cell>
          <table:table-cell office:value-type="string" calcext:value-type="string">
            <text:p>Abids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covered-table-cell/>
          <table:table-cell office:value-type="string" calcext:value-type="string">
            <text:p>TSPCB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covered-table-cell/>
          <table:table-cell office:value-type="string" calcext:value-type="string">
            <text:p>Jeedimetla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covered-table-cell/>
          <table:table-cell office:value-type="string" calcext:value-type="string">
            <text:p>Zoo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covered-table-cell/>
          <table:table-cell office:value-type="string" calcext:value-type="string">
            <text:p>Jubilee Hills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 table:number-columns-spanned="1" table:number-rows-spanned="5">
            <text:p>Kolkata</text:p>
          </table:table-cell>
          <table:table-cell office:value-type="string" calcext:value-type="string">
            <text:p>SSKM Hospital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covered-table-cell/>
          <table:table-cell office:value-type="string" calcext:value-type="string">
            <text:p>Gole Park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covered-table-cell/>
          <table:table-cell office:value-type="string" calcext:value-type="string">
            <text:p>Head Quarter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covered-table-cell/>
          <table:table-cell office:value-type="string" calcext:value-type="string">
            <text:p>Patauli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covered-table-cell/>
          <table:table-cell office:value-type="string" calcext:value-type="string">
            <text:p>New Market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 table:number-columns-spanned="1" table:number-rows-spanned="5">
            <text:p>Lucknow</text:p>
          </table:table-cell>
          <table:table-cell office:value-type="string" calcext:value-type="string">
            <text:p>Talkatora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covered-table-cell/>
          <table:table-cell office:value-type="string" calcext:value-type="string">
            <text:p>Hazrat Gunj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covered-table-cell/>
          <table:table-cell office:value-type="string" calcext:value-type="string">
            <text:p>P.G.I.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covered-table-cell/>
          <table:table-cell office:value-type="string" calcext:value-type="string">
            <text:p>Indira Nagar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covered-table-cell/>
          <table:table-cell office:value-type="string" calcext:value-type="string">
            <text:p>Gomti Nagar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 table:number-columns-spanned="1" table:number-rows-spanned="5">
            <text:p>Mumbai</text:p>
          </table:table-cell>
          <table:table-cell office:value-type="string" calcext:value-type="string">
            <text:p>Thane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covered-table-cell/>
          <table:table-cell office:value-type="string" calcext:value-type="string">
            <text:p>Vashi Hospital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covered-table-cell/>
          <table:table-cell office:value-type="string" calcext:value-type="string">
            <text:p>Acworth Hospital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covered-table-cell/>
          <table:table-cell office:value-type="string" calcext:value-type="string">
            <text:p>Bandra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covered-table-cell/>
          <table:table-cell office:value-type="string" calcext:value-type="string">
            <text:p>MPCB, Head Quarter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>- _-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17:18:45.351697896</meta:creation-date>
    <dc:date>2024-11-13T17:38:30.913693686</dc:date>
    <meta:editing-duration>PT9M18S</meta:editing-duration>
    <meta:editing-cycles>1</meta:editing-cycles>
    <meta:document-statistic meta:table-count="1" meta:cell-count="152" meta:object-count="0"/>
    <meta:generator>LibreOffice/24.2.6.2$Linux_X86_64 LibreOffice_project/420$Build-2</meta:generator>
  </office:meta>
</office:document-meta>
</file>